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Transformer.FactoryTransformer(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Transformer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Transformer.getInstance( 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Transformer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